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3.68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tat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Authorization</text:p>
          </table:table-cell>
          <table:table-cell office:value-type="string">
            <text:p>wait for QUIT or APOP &lt;login&gt; &lt;password&gt; commands</text:p>
          </table:table-cell>
          <table:table-cell table:number-columns-repeated="1022"/>
        </table:table-row>
        <table:table-row table:style-name="ro1">
          <table:table-cell office:value-type="string">
            <text:p>Transaction</text:p>
          </table:table-cell>
          <table:table-cell office:value-type="string">
            <text:p>wait for commands STAT, LIST, RETR, DELE or QUIT</text:p>
          </table:table-cell>
          <table:table-cell table:number-columns-repeated="1022"/>
        </table:table-row>
        <table:table-row table:style-name="ro1">
          <table:table-cell office:value-type="string">
            <text:p>Update</text:p>
          </table:table-cell>
          <table:table-cell office:value-type="string">
            <text:p>delete message marked as to be deleted</text:p>
          </table:table-cell>
          <table:table-cell table:number-columns-repeated="1022"/>
        </table:table-row>
        <table:table-row table:style-name="ro1">
          <table:table-cell office:value-type="string">
            <text:p>Idle</text:p>
          </table:table-cell>
          <table:table-cell office:value-type="string">
            <text:p>Does nothing but wait for a job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4" table:default-cell-style-name="ce1"/>
        <table:table-column table:style-name="co5" table:number-columns-repeated="2" table:default-cell-style-name="ce2"/>
        <table:table-column table:style-name="co3" table:number-columns-repeated="1021" table:default-cell-style-name="ce2"/>
        <table:table-row table:style-name="ro1">
          <table:table-cell office:value-type="string">
            <text:p>Starting state</text:p>
          </table:table-cell>
          <table:table-cell office:value-type="string">
            <text:p>Authoriz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Authorization</text:p>
          </table:table-cell>
          <table:table-cell table:style-name="ce1" office:value-type="string">
            <text:p>Transaction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Idl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POP</text:p>
          </table:table-cell>
          <table:table-cell office:value-type="string">
            <text:p>Transaction</text:p>
          </table:table-cell>
          <table:table-cell office:value-type="string">
            <text:p>Transaction (error)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STAT</text:p>
          </table:table-cell>
          <table:table-cell office:value-type="string">
            <text:p>Transaction (error)</text:p>
          </table:table-cell>
          <table:table-cell office:value-type="string">
            <text:p>Transaction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LIST</text:p>
          </table:table-cell>
          <table:table-cell office:value-type="string">
            <text:p>Transaction (error)</text:p>
          </table:table-cell>
          <table:table-cell office:value-type="string">
            <text:p>Transaction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RETR</text:p>
          </table:table-cell>
          <table:table-cell office:value-type="string">
            <text:p>Transaction (error)</text:p>
          </table:table-cell>
          <table:table-cell office:value-type="string">
            <text:p>Transaction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DELE</text:p>
          </table:table-cell>
          <table:table-cell office:value-type="string">
            <text:p>Transaction (error)</text:p>
          </table:table-cell>
          <table:table-cell office:value-type="string">
            <text:p>Transaction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QUIT</text:p>
          </table:table-cell>
          <table:table-cell office:value-type="string">
            <text:p>Idle</text:p>
          </table:table-cell>
          <table:table-cell office:value-type="string">
            <text:p>Update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11:4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uciani</meta:initial-creator>
    <meta:creation-date>2012-04-28T11:23:15</meta:creation-date>
    <dc:date>2012-04-28T11:46:26</dc:date>
    <dc:creator>antoine luciani</dc:creator>
    <meta:editing-duration>PT23M11S</meta:editing-duration>
    <meta:editing-cycles>13</meta:editing-cycles>
    <meta:generator>LibreOffice/3.4$Linux LibreOffice_project/340m1$Build-402</meta:generator>
    <meta:document-statistic meta:table-count="3" meta:cell-count="46" meta:object-count="0"/>
  </office:meta>
</office:document-meta>
</file>